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15.00%" fo:text-align="justify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15.00%" fo:text-align="justify" fo:margin-bottom="10.00pt"/>
    </style:style>
    <style:style style:name="P7" style:family="paragraph">
      <style:paragraph-properties fo:line-height="115.00%" fo:text-align="center" fo:margin-bottom="10.00pt"/>
    </style:style>
    <style:style style:name="P8" style:family="paragraph">
      <style:paragraph-properties fo:line-height="115.00%" fo:text-align="justify" fo:margin-bottom="10.00pt"/>
    </style:style>
    <style:style style:name="P9" style:family="paragraph">
      <style:paragraph-properties fo:line-height="115.00%" fo:text-align="center" fo:margin-bottom="10.00pt"/>
    </style:style>
    <style:style style:name="P10" style:family="paragraph">
      <style:paragraph-properties fo:line-height="115.00%" fo:text-align="justify" fo:margin-bottom="10.00pt"/>
    </style:style>
    <style:style style:name="P11" style:family="paragraph">
      <style:paragraph-properties fo:line-height="115.00%" fo:text-align="center" fo:margin-bottom="10.00pt"/>
    </style:style>
    <style:style style:name="P12" style:family="paragraph">
      <style:paragraph-properties fo:line-height="115.00%" fo:text-align="justify" fo:margin-bottom="10.00pt"/>
    </style:style>
    <style:style style:name="P13" style:family="paragraph">
      <style:paragraph-properties fo:line-height="115.00%" fo:text-align="center" fo:margin-bottom="10.00pt"/>
    </style:style>
    <style:style style:name="P14" style:family="paragraph">
      <style:paragraph-properties fo:line-height="115.00%" fo:text-align="justify" fo:margin-bottom="10.00pt"/>
    </style:style>
    <style:style style:name="P15" style:family="paragraph">
      <style:paragraph-properties fo:line-height="100.00%" fo:text-align="justify" fo:margin-bottom="10.00pt"/>
    </style:style>
    <style:style style:name="P16" style:family="paragraph">
      <style:paragraph-properties fo:line-height="115.00%" fo:text-align="justify" fo:margin-bottom="10.00pt"/>
    </style:style>
    <style:style style:name="P17" style:family="paragraph">
      <style:paragraph-properties fo:line-height="115.00%" fo:text-align="center" fo:margin-bottom="10.00pt"/>
    </style:style>
    <style:style style:name="P18" style:family="paragraph">
      <style:paragraph-properties fo:line-height="100.00%" fo:text-align="justify" fo:margin-bottom="10.00pt"/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bottom="10.00pt"/>
    </style:style>
    <style:style style:name="P21" style:family="paragraph">
      <style:paragraph-properties fo:line-height="100.00%" fo:text-align="center" fo:margin-bottom="10.00pt"/>
    </style:style>
    <style:style style:name="P22" style:family="paragraph">
      <style:paragraph-properties fo:line-height="100.00%" fo:text-align="justify" fo:margin-bottom="10.00pt"/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NUAL TECNICO</text:span></text:p>
      <text:p text:style-name="P2"><text:span text:style-name="T1">El software fue hecho, probado y ejecutado en el IDE<text:s text:c="2"/>Netbeans en el lenguaje de java version 8, es posible usarse teniendo instalado un servidor web que soporte la lectura de archivos jsp (glassfish o tomcat) y es necesario que el usuario tenga instalado un navegador web en su computadora.</text:span></text:p>
      <text:p text:style-name="P2"><text:span text:style-name="T1">El software que se desarrollo es una aplicacion web dedicado a la suscripcion de revistas, lo cual nos permite ganar dinero gracias a los usuarios que suben revistas y los que se suscriben a las revistas que se encuentran dentro del sistema.</text:span></text:p>
      <text:p text:style-name="P2"><text:span text:style-name="T1"/></text:p>
      <text:p text:style-name="P3"><text:span text:style-name="T1">PAQUETE Web</text:span></text:p>
      <text:p text:style-name="P4"><text:span text:style-name="T1">Este paquete contiene todos los archivos necesarios para el funcionameinto de la pagina web como:</text:span></text:p>
      <text:p text:style-name="P4"><text:span text:style-name="T1">-Todas las paginas jsp que nos sirven para mostrar informacion al usuario.</text:span></text:p>
      <text:p text:style-name="P4"><text:span text:style-name="T1">-Todas las imagenes que el sitio web muestra.</text:span></text:p>
      <text:p text:style-name="P4"><text:span text:style-name="T1">-Todos los archivos html que contienen formularios para recepcion de datos del usuario.</text:span></text:p>
      <text:p text:style-name="P5"><text:span text:style-name="T1">PAQUETE Controlador</text:span></text:p>
      <text:p text:style-name="P6"><text:span text:style-name="T1">Este paquete contiene todos los sevlets que se encargan de validar la informacion recibida a tra ves de formularios.</text:span></text:p>
      <text:p text:style-name="P6"><text:span text:style-name="T1"/></text:p>
      <text:p text:style-name="P7"><text:span text:style-name="T1">PAQUETE SQL</text:span></text:p>
      <text:p text:style-name="P8"><text:span text:style-name="T1">Este paquete contiene toda las clases utilizadas para poder manipular la base de datos con la interfaz de usuario, las clases que contiene este paquete son"</text:span></text:p>
      <text:p text:style-name="P8"><text:span text:style-name="T1"><text:tab/>CLASE ACTUALIZAR DATOS: Esta clase contiene metodos estaticos utilizados para <text:tab/>cambiar <text:tab/>valores dentro de la base de datos.</text:span></text:p>
      <text:p text:style-name="P8"><text:span text:style-name="T1"><text:tab/>CLASE CONEXION: Esta clase la utilizamos para abrir y cerrar la conexion de la base de <text:tab/>datos.</text:span></text:p>
      <text:p text:style-name="P8"><text:span text:style-name="T1"><text:tab/>CLASE OBTENER DATOS: Esta clase contiene metodos estaticos utilizados para recuperar <text:tab/><text:tab/>datos necesarios de la base de datos.</text:span></text:p>
      <text:p text:style-name="P8"><text:span text:style-name="T1"><text:tab/>REGISTRO USUARIO.</text:span></text:p>
      <text:p text:style-name="P8"><text:span text:style-name="T1"><text:tab/>Estas clases nos sirven para persistir los datos obtenidos en la interfaz en la base de datos.</text:span></text:p>
      <text:p text:style-name="P8"><text:span text:style-name="T1"><text:tab/></text:span></text:p>
      <text:p text:style-name="P9"><text:span text:style-name="T1"><text:tab/>PAQUETE Models</text:span></text:p>
      <text:p text:style-name="P10"><text:span text:style-name="T1">Este paquete contiene todos los modelos que nos sirven para guardar datos dentro de nuestra base de datos.</text:span></text:p>
      <text:p text:style-name="P11"><text:span text:style-name="T2"/></text:p>
      <text:p text:style-name="P11"><text:span text:style-name="T2"/></text:p>
      <text:p text:style-name="P11"><text:span text:style-name="T3">ANALISIS DE REQUERIMIENTOS</text:span></text:p>
      <text:p text:style-name="P12"><text:span text:style-name="T3">Se requiere contruir una aplicacion web capas de manejar usuarios por roles y que cada rol tenga acceso unicamente a su contenido.</text:span></text:p>
      <text:p text:style-name="P12"><text:span text:style-name="T3">se requiere que el sitio web soporte la carga y descarga de archivos en formato pdf.</text:span></text:p>
      <text:p text:style-name="P12"><text:span text:style-name="T3">se requiere que el software permita a los usuarios subir y cambiar su foto de perfil en todos los formatos soportados.</text:span></text:p>
      <text:p text:style-name="P12"><text:span text:style-name="T3">se requiere que el tipo de usuario editor tenga la opcion de subir revistas, editar las mismas y que puede ver cierto reportes.</text:span></text:p>
      <text:p text:style-name="P12"><text:span text:style-name="T3">se requiere que cualquier usuario tenga un perfil, y puedan modificarlo cuando deseen.</text:span></text:p>
      <text:p text:style-name="P12"><text:span text:style-name="T3">se requiere que los usuarios suscriptores puedan buscar revistas, previsualizarlas para ver si el contedio de la revista es de su interes y que puedan suscribirse a las revistas que quieran pagando una cuota de suscripcion mensual.</text:span></text:p>
      <text:p text:style-name="P12"><text:span text:style-name="T3">se requiere que los usuarios editores puedan decidir si quieren aceptar o no suscriptores.</text:span></text:p>
      <text:p text:style-name="P12"><text:span text:style-name="T3">se requiere que los usuarios susciptores puedan comentar y dar me gusta a todas las revistas a las que este suscrito.</text:span></text:p>
      <text:p text:style-name="P12"><text:span text:style-name="T3">se requiere que el usuario editor puede decidir si desea o no recibir comentarios o likes a cualquiera de sus revistas.</text:span></text:p>
      <text:p text:style-name="P12"><text:span text:style-name="T3">se requiere que los usuarios administradore puedan crear etiquetas para ser utilizadas al momento de buscar una revista.</text:span></text:p>
      <text:p text:style-name="P12"><text:span text:style-name="T3">se requiere que los usuarios administradores puedan crear a mas usuarios administradore.</text:span></text:p>
      <text:p text:style-name="P12"><text:span text:style-name="T3">se requiere que los administradores puedan tener acceso a ciertos reportes que genera el sistema.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>DIAGRAMA ENTIDAD-RELACION</text:span></text:p>
      <text:p text:style-name="P14"><text:span text:style-name="T3"/></text:p>
      <text:p text:style-name="P15"><draw:frame text:anchor-type="as-char" svg:width="152.40mm" svg:height="152.40mm" style:rel-width="scale" style:rel-height="scale"><draw:object-ole xlink:href="OleObj1"/><draw:image xlink:href="ObjectReplacements/OleObj1"/></draw:frame><text:span text:style-name="T3"/></text:p>
      <text:p text:style-name="P15"><text:span text:style-name="T3"/></text:p>
      <text:p text:style-name="P16"><text:span text:style-name="T3"/></text:p>
      <text:p text:style-name="P16"><text:span text:style-name="T3"/></text:p>
      <text:p text:style-name="P17"><text:span text:style-name="T3">DIAGRAMA DE TABLAS</text:span></text:p>
      <text:p text:style-name="P18"><draw:frame text:anchor-type="as-char" svg:width="152.40mm" svg:height="124.04mm" style:rel-width="scale" style:rel-height="scale"><draw:object-ole xlink:href="OleObj2"/><draw:image xlink:href="ObjectReplacements/OleObj2"/></draw:frame><text:span text:style-name="T3"/></text:p>
      <text:p text:style-name="P19"><text:span text:style-name="T3"/></text:p>
      <text:p text:style-name="P19"><text:span text:style-name="T3"><text:tab/></text:span></text:p>
      <text:p text:style-name="P20"><text:span text:style-name="T3"/></text:p>
      <text:p text:style-name="P20"><text:span text:style-name="T3"/></text:p>
      <text:p text:style-name="P21"><text:span text:style-name="T3">MAPEO FISICO DE LA BASE DE DATOS</text:span></text:p>
      <text:p text:style-name="P22"><text:span text:style-name="T3"/></text:p>
      <text:p text:style-name="P22"><text:span text:style-name="T3">drop schema control_revistas;</text:span></text:p>
      <text:p text:style-name="P22"><text:span text:style-name="T3">CREATE SCHEMA IF NOT EXISTS `CONTROL_REVISTAS` DEFAULT CHARACTER SET utf8 ;</text:span></text:p>
      <text:p text:style-name="P22"><text:span text:style-name="T3">USE `CONTROL_REVISTAS` ;</text:span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Usuario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Usuario` (</text:span></text:p>
      <text:p text:style-name="P22"><text:span text:style-name="T3"><text:s text:c="2"/>`Usuario` VARCHAR(30) NOT NULL,</text:span></text:p>
      <text:p text:style-name="P22"><text:span text:style-name="T3"><text:s text:c="2"/>`Contrasena` VARCHAR(45) NOT NULL,</text:span></text:p>
      <text:p text:style-name="P22"><text:span text:style-name="T3"><text:s text:c="2"/>`Tipo` INT NOT NULL,</text:span></text:p>
      <text:p text:style-name="P22"><text:span text:style-name="T3"><text:s text:c="2"/>PRIMARY KEY (`Usuario`)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Perfil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Perfil` (</text:span></text:p>
      <text:p text:style-name="P22"><text:span text:style-name="T3"><text:s text:c="2"/>`Nombre` VARCHAR(40) NULL,</text:span></text:p>
      <text:p text:style-name="P22"><text:span text:style-name="T3"><text:s text:c="2"/>`Apellido` VARCHAR(45) NULL,</text:span></text:p>
      <text:p text:style-name="P22"><text:span text:style-name="T3"><text:s text:c="2"/>`Descripcion` VARCHAR(200) NULL,</text:span></text:p>
      <text:p text:style-name="P22"><text:span text:style-name="T3"><text:s text:c="2"/>`Gustos` VARCHAR(200) NULL,</text:span></text:p>
      <text:p text:style-name="P22"><text:span text:style-name="T3"><text:s text:c="2"/>`Foto` BLOB NULL,</text:span></text:p>
      <text:p text:style-name="P22"><text:span text:style-name="T3"><text:s text:c="2"/>`Hobbies` VARCHAR(200) NULL,</text:span></text:p>
      <text:p text:style-name="P22"><text:span text:style-name="T3"><text:s text:c="2"/>`Usuario` VARCHAR(30) NOT NULL,</text:span></text:p>
      <text:p text:style-name="P22"><text:span text:style-name="T3"><text:s text:c="2"/>INDEX `fk_Perfil_Usuario_idx` (`Usuario` ASC) VISIBLE,</text:span></text:p>
      <text:p text:style-name="P22"><text:span text:style-name="T3"><text:s text:c="2"/>PRIMARY KEY (`Usuario`),</text:span></text:p>
      <text:p text:style-name="P22"><text:span text:style-name="T3"><text:s text:c="2"/>CONSTRAINT `fk_Perfil_Usuario`</text:span></text:p>
      <text:p text:style-name="P22"><text:span text:style-name="T3"><text:s text:c="4"/>FOREIGN KEY (`Usuario`)</text:span></text:p>
      <text:p text:style-name="P22"><text:span text:style-name="T3"><text:s text:c="4"/>REFERENCES `CONTROL_REVISTAS`.`Usuario` (`Usuario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Revista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Revista` (</text:span></text:p>
      <text:p text:style-name="P22"><text:span text:style-name="T3"><text:s text:c="2"/>`Autor` VARCHAR(30) NOT NULL,</text:span></text:p>
      <text:p text:style-name="P22"><text:span text:style-name="T3"><text:s text:c="2"/>`Nombre` VARCHAR(45) NOT NULL,</text:span></text:p>
      <text:p text:style-name="P22"><text:span text:style-name="T3"><text:s text:c="2"/>`Fecha_Publicacion` DATE NULL,</text:span></text:p>
      <text:p text:style-name="P22"><text:span text:style-name="T3"><text:s text:c="2"/>`cuota_suscripcion` INT NULL,</text:span></text:p>
      <text:p text:style-name="P22"><text:span text:style-name="T3"><text:s text:c="2"/>`Categoria` VARCHAR(45) NULL,</text:span></text:p>
      <text:p text:style-name="P22"><text:span text:style-name="T3"><text:s text:c="2"/>`Descripcion` VARCHAR(200) NULL,</text:span></text:p>
      <text:p text:style-name="P22"><text:span text:style-name="T3"><text:s text:c="2"/>`is_comentable` VARCHAR(5) NULL,</text:span></text:p>
      <text:p text:style-name="P22"><text:span text:style-name="T3"><text:s text:c="2"/>`is_suscribable` VARCHAR(5) NULL,</text:span></text:p>
      <text:p text:style-name="P22"><text:span text:style-name="T3"><text:s text:c="2"/>`is_likeable` VARCHAR(5) NULL,</text:span></text:p>
      <text:p text:style-name="P22"><text:span text:style-name="T3"><text:s text:c="2"/>`Costo` INT NULL,</text:span></text:p>
      <text:p text:style-name="P22"><text:span text:style-name="T3">`pdf` BLOB NULL,</text:span></text:p>
      <text:p text:style-name="P22"><text:span text:style-name="T3"><text:s text:c="2"/>INDEX `fk_Revista_Usuario1_idx` (`Autor` ASC) VISIBLE,</text:span></text:p>
      <text:p text:style-name="P22"><text:span text:style-name="T3"><text:s text:c="2"/>PRIMARY KEY (`Nombre`, `Autor`),</text:span></text:p>
      <text:p text:style-name="P22"><text:span text:style-name="T3"><text:s text:c="2"/>CONSTRAINT `fk_Revista_Usuario1`</text:span></text:p>
      <text:p text:style-name="P22"><text:span text:style-name="T3"><text:s text:c="4"/>FOREIGN KEY (`Autor`)</text:span></text:p>
      <text:p text:style-name="P22"><text:span text:style-name="T3"><text:s text:c="4"/>REFERENCES `CONTROL_REVISTAS`.`Usuario` (`Usuario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Suscripcion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Suscripcion` (</text:span></text:p>
      <text:p text:style-name="P22"><text:span text:style-name="T3"><text:s text:c="2"/>`Usuario_Usuario` VARCHAR(30) NOT NULL,</text:span></text:p>
      <text:p text:style-name="P22"><text:span text:style-name="T3"><text:s text:c="2"/>`fecha_de_inicio` DATE NULL,</text:span></text:p>
      <text:p text:style-name="P22"><text:span text:style-name="T3"><text:s text:c="2"/>`Estado` VARCHAR(10) NULL,</text:span></text:p>
      <text:p text:style-name="P22"><text:span text:style-name="T3"><text:s text:c="2"/>`Revista_Nombre` VARCHAR(45) NOT NULL,</text:span></text:p>
      <text:p text:style-name="P22"><text:span text:style-name="T3"><text:s text:c="2"/>INDEX `fk_Suscripcion_Usuario1_idx` (`Usuario_Usuario` ASC) VISIBLE,</text:span></text:p>
      <text:p text:style-name="P22"><text:span text:style-name="T3"><text:s text:c="2"/>PRIMARY KEY (`Usuario_Usuario`, `Revista_Nombre`),</text:span></text:p>
      <text:p text:style-name="P22"><text:span text:style-name="T3"><text:s text:c="2"/>INDEX `fk_Suscripcion_Revista1_idx` (`Revista_Nombre` ASC) VISIBLE,</text:span></text:p>
      <text:p text:style-name="P22"><text:span text:style-name="T3"><text:s text:c="2"/>CONSTRAINT `fk_Suscripcion_Usuario1`</text:span></text:p>
      <text:p text:style-name="P22"><text:span text:style-name="T3"><text:s text:c="4"/>FOREIGN KEY (`Usuario_Usuario`)</text:span></text:p>
      <text:p text:style-name="P22"><text:span text:style-name="T3"><text:s text:c="4"/>REFERENCES `CONTROL_REVISTAS`.`Usuario` (`Usuario`)</text:span></text:p>
      <text:p text:style-name="P22"><text:span text:style-name="T3"><text:s text:c="4"/>ON DELETE NO ACTION</text:span></text:p>
      <text:p text:style-name="P22"><text:span text:style-name="T3"><text:s text:c="4"/>ON UPDATE NO ACTION,</text:span></text:p>
      <text:p text:style-name="P22"><text:span text:style-name="T3"><text:s text:c="2"/>CONSTRAINT `fk_Suscripcion_Revista1`</text:span></text:p>
      <text:p text:style-name="P22"><text:span text:style-name="T3"><text:s text:c="4"/>FOREIGN KEY (`Revista_Nombre`)</text:span></text:p>
      <text:p text:style-name="P22"><text:span text:style-name="T3"><text:s text:c="4"/>REFERENCES `CONTROL_REVISTAS`.`Revista` (`Nombre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Comentario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Comentario` (</text:span></text:p>
      <text:p text:style-name="P22"><text:span text:style-name="T3"><text:s text:c="2"/>`Usuario_Usuario` VARCHAR(30) NOT NULL,</text:span></text:p>
      <text:p text:style-name="P22"><text:span text:style-name="T3"><text:s text:c="2"/>`Fecha` DATE NOT NULL,</text:span></text:p>
      <text:p text:style-name="P22"><text:span text:style-name="T3"><text:s text:c="2"/>`Revista_Nombre` VARCHAR(45) NOT NULL,</text:span></text:p>
      <text:p text:style-name="P22"><text:span text:style-name="T3"><text:s text:c="2"/>`id_comentario` INT NOT NULL,</text:span></text:p>
      <text:p text:style-name="P22"><text:span text:style-name="T3"><text:s text:c="2"/>INDEX `fk_Comentario_Usuario1_idx` (`Usuario_Usuario` ASC) VISIBLE,</text:span></text:p>
      <text:p text:style-name="P22"><text:span text:style-name="T3"><text:s text:c="2"/>PRIMARY KEY (`Usuario_Usuario`, `Revista_Nombre`, `id_comentario`),</text:span></text:p>
      <text:p text:style-name="P22"><text:span text:style-name="T3"><text:s text:c="2"/>INDEX `fk_Comentario_Revista1_idx` (`Revista_Nombre` ASC) VISIBLE,</text:span></text:p>
      <text:p text:style-name="P22"><text:span text:style-name="T3"><text:s text:c="2"/>CONSTRAINT `fk_Comentario_Usuario1`</text:span></text:p>
      <text:p text:style-name="P22"><text:span text:style-name="T3"><text:s text:c="4"/>FOREIGN KEY (`Usuario_Usuario`)</text:span></text:p>
      <text:p text:style-name="P22"><text:span text:style-name="T3"><text:s text:c="4"/>REFERENCES `CONTROL_REVISTAS`.`Usuario` (`Usuario`)</text:span></text:p>
      <text:p text:style-name="P22"><text:span text:style-name="T3"><text:s text:c="4"/>ON DELETE NO ACTION</text:span></text:p>
      <text:p text:style-name="P22"><text:span text:style-name="T3"><text:s text:c="4"/>ON UPDATE NO ACTION,</text:span></text:p>
      <text:p text:style-name="P22"><text:span text:style-name="T3"><text:s text:c="2"/>CONSTRAINT `fk_Comentario_Revista1`</text:span></text:p>
      <text:p text:style-name="P22"><text:span text:style-name="T3"><text:s text:c="4"/>FOREIGN KEY (`Revista_Nombre`)</text:span></text:p>
      <text:p text:style-name="P22"><text:span text:style-name="T3"><text:s text:c="4"/>REFERENCES `CONTROL_REVISTAS`.`Revista` (`Nombre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Pago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Pago` (</text:span></text:p>
      <text:p text:style-name="P22"><text:span text:style-name="T3"><text:s text:c="2"/>`pago` INT NULL,</text:span></text:p>
      <text:p text:style-name="P22"><text:span text:style-name="T3"><text:s text:c="2"/>`fecha_pago` DATE NULL,</text:span></text:p>
      <text:p text:style-name="P22"><text:span text:style-name="T3"><text:s text:c="2"/>`id` INT NOT NULL,</text:span></text:p>
      <text:p text:style-name="P22"><text:span text:style-name="T3"><text:s text:c="2"/>`Suscripcion_Usuario_Usuario` VARCHAR(30) NOT NULL,</text:span></text:p>
      <text:p text:style-name="P22"><text:span text:style-name="T3"><text:s text:c="2"/>`Suscripcion_Revista_Nombre` VARCHAR(45) NOT NULL,</text:span></text:p>
      <text:p text:style-name="P22"><text:span text:style-name="T3"><text:s text:c="2"/>`pago_sistema` INT NULL,</text:span></text:p>
      <text:p text:style-name="P22"><text:span text:style-name="T3"><text:s text:c="2"/>PRIMARY KEY (`id`, `Suscripcion_Revista_Nombre`, `Suscripcion_Usuario_Usuario`),</text:span></text:p>
      <text:p text:style-name="P22"><text:span text:style-name="T3"><text:s text:c="2"/>INDEX `fk_Pago_Suscripcion1_idx` (`Suscripcion_Usuario_Usuario` ASC, `Suscripcion_Revista_Nombre` ASC) VISIBLE,</text:span></text:p>
      <text:p text:style-name="P22"><text:span text:style-name="T3"><text:s text:c="2"/>CONSTRAINT `fk_Pago_Suscripcion1`</text:span></text:p>
      <text:p text:style-name="P22"><text:span text:style-name="T3"><text:s text:c="4"/>FOREIGN KEY (`Suscripcion_Usuario_Usuario` , `Suscripcion_Revista_Nombre`)</text:span></text:p>
      <text:p text:style-name="P22"><text:span text:style-name="T3"><text:s text:c="4"/>REFERENCES `CONTROL_REVISTAS`.`Suscripcion` (`Usuario_Usuario` , `Revista_Nombre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Etiqueta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Etiqueta` (</text:span></text:p>
      <text:p text:style-name="P22"><text:span text:style-name="T3"><text:s text:c="2"/>`Nombre` VARCHAR(30) NOT NULL,</text:span></text:p>
      <text:p text:style-name="P22"><text:span text:style-name="T3"><text:s text:c="2"/>PRIMARY KEY (`Nombre`)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Etiquetas_Asignadas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Etiquetas_Asignadas` (</text:span></text:p>
      <text:p text:style-name="P22"><text:span text:style-name="T3"><text:s text:c="2"/>`Etiqueta_Nombre` VARCHAR(30) NOT NULL,</text:span></text:p>
      <text:p text:style-name="P22"><text:span text:style-name="T3"><text:s text:c="2"/>`Revista_Nombre` VARCHAR(45) NOT NULL,</text:span></text:p>
      <text:p text:style-name="P22"><text:span text:style-name="T3"><text:s text:c="2"/>INDEX `fk_Etiquetas_Asignadas_Etiqueta1_idx` (`Etiqueta_Nombre` ASC) VISIBLE,</text:span></text:p>
      <text:p text:style-name="P22"><text:span text:style-name="T3"><text:s text:c="2"/>PRIMARY KEY (`Etiqueta_Nombre`, `Revista_Nombre`),</text:span></text:p>
      <text:p text:style-name="P22"><text:span text:style-name="T3"><text:s text:c="2"/>INDEX `fk_Etiquetas_Asignadas_Revista1_idx` (`Revista_Nombre` ASC) VISIBLE,</text:span></text:p>
      <text:p text:style-name="P22"><text:span text:style-name="T3"><text:s text:c="2"/>CONSTRAINT `fk_Etiquetas_Asignadas_Etiqueta1`</text:span></text:p>
      <text:p text:style-name="P22"><text:span text:style-name="T3"><text:s text:c="4"/>FOREIGN KEY (`Etiqueta_Nombre`)</text:span></text:p>
      <text:p text:style-name="P22"><text:span text:style-name="T3"><text:s text:c="4"/>REFERENCES `CONTROL_REVISTAS`.`Etiqueta` (`Nombre`)</text:span></text:p>
      <text:p text:style-name="P22"><text:span text:style-name="T3"><text:s text:c="4"/>ON DELETE NO ACTION</text:span></text:p>
      <text:p text:style-name="P22"><text:span text:style-name="T3"><text:s text:c="4"/>ON UPDATE NO ACTION,</text:span></text:p>
      <text:p text:style-name="P22"><text:span text:style-name="T3"><text:s text:c="2"/>CONSTRAINT `fk_Etiquetas_Asignadas_Revista1`</text:span></text:p>
      <text:p text:style-name="P22"><text:span text:style-name="T3"><text:s text:c="4"/>FOREIGN KEY (`Revista_Nombre`)</text:span></text:p>
      <text:p text:style-name="P22"><text:span text:style-name="T3"><text:s text:c="4"/>REFERENCES `CONTROL_REVISTAS`.`Revista` (`Nombre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Costo_por_dia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Costo_por_dia` (</text:span></text:p>
      <text:p text:style-name="P22"><text:span text:style-name="T3"><text:s text:c="2"/>`Revista_Nombre` VARCHAR(45) NOT NULL,</text:span></text:p>
      <text:p text:style-name="P22"><text:span text:style-name="T3"><text:s text:c="2"/>`costo` INT NULL,</text:span></text:p>
      <text:p text:style-name="P22"><text:span text:style-name="T3"><text:s text:c="2"/>`id` INT NOT NULL AUTO_INCREMENT,</text:span></text:p>
      <text:p text:style-name="P22"><text:span text:style-name="T3"><text:s text:c="2"/>INDEX `fk_Costo_por_dia_Revista1_idx` (`Revista_Nombre` ASC) VISIBLE,</text:span></text:p>
      <text:p text:style-name="P22"><text:span text:style-name="T3"><text:s text:c="2"/>PRIMARY KEY (`id`, `Revista_Nombre`),</text:span></text:p>
      <text:p text:style-name="P22"><text:span text:style-name="T3"><text:s text:c="2"/>CONSTRAINT `fk_Costo_por_dia_Revista1`</text:span></text:p>
      <text:p text:style-name="P22"><text:span text:style-name="T3"><text:s text:c="4"/>FOREIGN KEY (`Revista_Nombre`)</text:span></text:p>
      <text:p text:style-name="P22"><text:span text:style-name="T3"><text:s text:c="4"/>REFERENCES `CONTROL_REVISTAS`.`Revista` (`Nombre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costo_global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costo_global` (</text:span></text:p>
      <text:p text:style-name="P22"><text:span text:style-name="T3"><text:s text:c="2"/>`costo_por_dia` INT NOT NULL,</text:span></text:p>
      <text:p text:style-name="P22"><text:span text:style-name="T3"><text:s text:c="2"/>`fecha` DATE NOT NULL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Likes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Likes` (</text:span></text:p>
      <text:p text:style-name="P22"><text:span text:style-name="T3"><text:s text:c="2"/>`Usuario_Usuario` VARCHAR(30) NOT NULL,</text:span></text:p>
      <text:p text:style-name="P22"><text:span text:style-name="T3"><text:s text:c="2"/>`Revista_Nombre` VARCHAR(45) NOT NULL,</text:span></text:p>
      <text:p text:style-name="P22"><text:span text:style-name="T3"><text:s text:c="2"/>INDEX `fk_Likes_Usuario1_idx` (`Usuario_Usuario` ASC) VISIBLE,</text:span></text:p>
      <text:p text:style-name="P22"><text:span text:style-name="T3"><text:s text:c="2"/>PRIMARY KEY (`Usuario_Usuario`, `Revista_Nombre`),</text:span></text:p>
      <text:p text:style-name="P22"><text:span text:style-name="T3"><text:s text:c="2"/>INDEX `fk_Likes_Revista1_idx` (`Revista_Nombre` ASC) VISIBLE,</text:span></text:p>
      <text:p text:style-name="P22"><text:span text:style-name="T3"><text:s text:c="2"/>CONSTRAINT `fk_Likes_Usuario1`</text:span></text:p>
      <text:p text:style-name="P22"><text:span text:style-name="T3"><text:s text:c="4"/>FOREIGN KEY (`Usuario_Usuario`)</text:span></text:p>
      <text:p text:style-name="P22"><text:span text:style-name="T3"><text:s text:c="4"/>REFERENCES `CONTROL_REVISTAS`.`Usuario` (`Usuario`)</text:span></text:p>
      <text:p text:style-name="P22"><text:span text:style-name="T3"><text:s text:c="4"/>ON DELETE NO ACTION</text:span></text:p>
      <text:p text:style-name="P22"><text:span text:style-name="T3"><text:s text:c="4"/>ON UPDATE NO ACTION,</text:span></text:p>
      <text:p text:style-name="P22"><text:span text:style-name="T3"><text:s text:c="2"/>CONSTRAINT `fk_Likes_Revista1`</text:span></text:p>
      <text:p text:style-name="P22"><text:span text:style-name="T3"><text:s text:c="4"/>FOREIGN KEY (`Revista_Nombre`)</text:span></text:p>
      <text:p text:style-name="P22"><text:span text:style-name="T3"><text:s text:c="4"/>REFERENCES `CONTROL_REVISTAS`.`Revista` (`Nombre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Volumen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Volumen` (</text:span></text:p>
      <text:p text:style-name="P22"><text:span text:style-name="T3"><text:s text:c="2"/>`Revista_Nombre` VARCHAR(45) NOT NULL,</text:span></text:p>
      <text:p text:style-name="P22"><text:span text:style-name="T3"><text:s text:c="2"/>`pdf` BLOB NULL,</text:span></text:p>
      <text:p text:style-name="P22"><text:span text:style-name="T3"><text:s text:c="2"/>INDEX `fk_Volume.n_Revista1_idx` (`Revista_Nombre` ASC) VISIBLE,</text:span></text:p>
      <text:p text:style-name="P22"><text:span text:style-name="T3"><text:s text:c="2"/>PRIMARY KEY (`Revista_Nombre`, `pdf`),</text:span></text:p>
      <text:p text:style-name="P22"><text:span text:style-name="T3"><text:s text:c="2"/>CONSTRAINT `fk_Volumen_Revista1`</text:span></text:p>
      <text:p text:style-name="P22"><text:span text:style-name="T3"><text:s text:c="4"/>FOREIGN KEY (`Revista_Nombre`)</text:span></text:p>
      <text:p text:style-name="P22"><text:span text:style-name="T3"><text:s text:c="4"/>REFERENCES `CONTROL_REVISTAS`.`Revista` (`Nombre`)</text:span></text:p>
      <text:p text:style-name="P22"><text:span text:style-name="T3"><text:s text:c="4"/>ON DELETE NO ACTION</text:span></text:p>
      <text:p text:style-name="P22"><text:span text:style-name="T3"><text:s text:c="4"/>ON UPDATE NO ACTION)</text:span></text:p>
      <text:p text:style-name="P22"><text:span text:style-name="T3">ENGINE = InnoDB;</text:span></text:p>
      <text:p text:style-name="P22"><text:span text:style-name="T3"/></text:p>
      <text:p text:style-name="P22"><text:span text:style-name="T3"/></text:p>
      <text:p text:style-name="P22"><text:span text:style-name="T3">-- -----------------------------------------------------</text:span></text:p>
      <text:p text:style-name="P22"><text:span text:style-name="T3">-- Table `CONTROL_REVISTAS`.`Porcentaje_Cobros`</text:span></text:p>
      <text:p text:style-name="P22"><text:span text:style-name="T3">-- -----------------------------------------------------</text:span></text:p>
      <text:p text:style-name="P22"><text:span text:style-name="T3">CREATE TABLE IF NOT EXISTS `CONTROL_REVISTAS`.`Porcentaje_Cobros` (</text:span></text:p>
      <text:p text:style-name="P22"><text:span text:style-name="T3"><text:s text:c="2"/>`porcentaje` INT NULL,</text:span></text:p>
      <text:p text:style-name="P22"><text:span text:style-name="T3"><text:s text:c="2"/>`fecha` DATE NULL,</text:span></text:p>
      <text:p text:style-name="P22"><text:span text:style-name="T3"><text:s text:c="2"/>`id` INT NOT NULL AUTO_INCREMENT,</text:span></text:p>
      <text:p text:style-name="P22"><text:span text:style-name="T3"><text:s text:c="2"/>PRIMARY KEY (`id`))</text:span></text:p>
      <text:p text:style-name="P22"><text:span text:style-name="T3">ENGINE = InnoDB;</text:span></text:p>
      <text:p text:style-name="P23"><text:span text:style-name="T3"/></text:p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